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3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8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87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8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90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9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07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0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2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1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4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45" style:family="text">
      <style:text-properties fo:font-size="9.0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9.00pt" fo:font-weight="bold" fo:font-family="'Cambria Math'" style:font-family-asian="'Cambria Math'" style:font-family-complex="'Cambria Math'" fo:background-color="transparent" fo:color="#000000"/>
    </style:style>
    <style:style style:name="T148" style:family="text">
      <style:text-properties fo:font-size="9.00pt" fo:font-weight="bold" fo:font-family="'Noto Sans Symbols'" style:font-family-asian="'Noto Sans Symbols'" style:font-family-complex="'Noto Sans Symbols'" fo:background-color="transparent" fo:color="#000000"/>
    </style:style>
    <style:style style:name="T14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6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6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66" style:family="text">
      <style:text-properties fo:font-size="10.5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17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72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7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75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7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78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7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2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18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3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3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3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8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9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9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9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294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9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9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8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99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30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0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30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30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30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31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1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1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1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2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2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2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2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2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3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3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3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3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3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3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3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3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3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3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4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4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4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4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4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4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4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4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4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4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5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5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5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5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5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5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5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5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5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5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6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6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6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6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6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6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6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6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6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6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7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7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7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7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7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7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7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7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7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7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8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8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8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8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8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8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8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8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8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8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9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9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9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9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9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9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9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9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39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9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0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0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0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0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0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1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1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1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3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1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5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16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7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18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9" style:family="text">
      <style:text-properties fo:font-size="9.50pt" fo:font-weight="normal" fo:font-family="'Cambria Math'" style:font-family-asian="'Cambria Math'" style:font-family-complex="'Cambria Math'" fo:background-color="transparent" fo:color="#000000" fo:font-style="italic"/>
    </style:style>
    <style:style style:name="T42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2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42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424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42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2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2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30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43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43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00.00%" fo:text-align="left" fo:margin-left="0.15pt" fo:text-indent="0.00pt" fo:margin-top="13.05pt"/>
    </style:style>
    <style:style style:name="P2" style:family="paragraph">
      <style:paragraph-properties fo:line-height="100.00%" fo:text-align="left" fo:margin-left="0.10pt" fo:text-indent="0.00pt"/>
    </style:style>
    <style:style style:name="P3" style:family="paragraph">
      <style:paragraph-properties fo:line-height="100.00%" fo:text-align="left" fo:margin-left="0.15pt" fo:text-indent="0.00pt"/>
    </style:style>
    <style:style style:name="P4" style:family="paragraph">
      <style:paragraph-properties fo:line-height="100.00%" fo:text-align="left" fo:margin-left="0.40pt" fo:text-indent="0.00pt"/>
    </style:style>
    <style:style style:name="P5" style:family="paragraph">
      <style:paragraph-properties fo:line-height="100.00%" fo:text-align="left" fo:margin-left="0.20pt" fo:text-indent="0.00pt" fo:margin-top="14.75pt"/>
    </style:style>
    <style:style style:name="P6" style:family="paragraph">
      <style:paragraph-properties fo:line-height="95.00%" fo:text-align="left" fo:margin-left="36.15pt" fo:text-indent="-17.05pt" fo:margin-right="-0.25pt" fo:margin-top="14.85pt"/>
    </style:style>
    <style:style style:name="P7" style:family="paragraph">
      <style:paragraph-properties fo:line-height="100.00%" fo:text-align="left" fo:margin-left="37.00pt" fo:text-indent="0.00pt" fo:margin-top="11.75pt"/>
    </style:style>
    <style:style style:name="P8" style:family="paragraph">
      <style:paragraph-properties fo:line-height="100.00%" fo:text-align="left" fo:margin-left="36.25pt" fo:text-indent="0.00pt"/>
    </style:style>
    <style:style style:name="P9" style:family="paragraph">
      <style:paragraph-properties fo:line-height="100.00%" fo:text-align="left" fo:margin-left="36.40pt" fo:text-indent="0.00pt"/>
    </style:style>
    <style:style style:name="P10" style:family="paragraph">
      <style:paragraph-properties fo:line-height="100.00%" fo:text-align="left" fo:margin-left="36.1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8.30pt" fo:text-indent="0.00pt" fo:margin-top="11.30pt"/>
    </style:style>
    <style:style style:name="P13" style:family="paragraph">
      <style:paragraph-properties fo:line-height="100.00%" fo:text-align="left" fo:margin-left="37.00pt" fo:text-indent="0.00pt" fo:margin-top="13.65pt"/>
    </style:style>
    <style:style style:name="P14" style:family="paragraph">
      <style:paragraph-properties fo:line-height="100.00%" fo:text-align="left" fo:margin-left="36.25pt" fo:text-indent="0.00pt"/>
    </style:style>
    <style:style style:name="P15" style:family="paragraph">
      <style:paragraph-properties fo:line-height="100.00%" fo:text-align="left" fo:margin-left="36.40pt" fo:text-indent="0.00pt"/>
    </style:style>
    <style:style style:name="P16" style:family="paragraph">
      <style:paragraph-properties fo:line-height="100.00%" fo:text-align="left" fo:margin-left="36.10pt" fo:text-indent="0.00pt"/>
    </style:style>
    <style:style style:name="P17" style:family="paragraph">
      <style:paragraph-properties fo:line-height="100.00%" fo:text-align="left" fo:margin-left="36.30pt" fo:text-indent="0.00pt"/>
    </style:style>
    <style:style style:name="P18" style:family="paragraph">
      <style:paragraph-properties fo:line-height="100.00%" fo:text-align="left" fo:margin-left="36.25pt" fo:text-indent="0.00pt"/>
    </style:style>
    <style:style style:name="P19" style:family="paragraph">
      <style:paragraph-properties fo:line-height="100.00%" fo:text-align="left" fo:margin-left="36.15pt" fo:text-indent="0.00pt"/>
    </style:style>
    <style:style style:name="P20" style:family="paragraph">
      <style:paragraph-properties fo:line-height="80.00%" fo:text-align="left" fo:margin-left="36.25pt" fo:text-indent="-17.80pt" fo:margin-right="-0.30pt" fo:margin-top="13.60pt"/>
    </style:style>
    <style:style style:name="P21" style:family="paragraph">
      <style:paragraph-properties fo:line-height="100.00%" fo:text-align="left" fo:margin-left="36.25pt" fo:text-indent="-18.10pt" fo:margin-right="7.85pt" fo:margin-top="11.35pt"/>
    </style:style>
    <style:style style:name="P22" style:family="paragraph">
      <style:paragraph-properties fo:line-height="95.00%" fo:text-align="left" fo:margin-left="36.10pt" fo:text-indent="-17.75pt" fo:margin-right="-0.25pt" fo:margin-top="11.15pt"/>
    </style:style>
    <style:style style:name="P23" style:family="paragraph">
      <style:paragraph-properties fo:line-height="100.00%" fo:text-align="left" fo:margin-left="18.45pt" fo:text-indent="0.00pt" fo:margin-top="11.75pt"/>
    </style:style>
    <style:style style:name="P24" style:family="paragraph">
      <style:paragraph-properties fo:line-height="100.00%" fo:text-align="left" fo:margin-left="36.05pt" fo:text-indent="0.00pt" fo:margin-top="11.25pt"/>
    </style:style>
    <style:style style:name="P25" style:family="paragraph">
      <style:paragraph-properties fo:line-height="100.00%" fo:text-align="left" fo:margin-left="35.70pt" fo:text-indent="0.00pt" fo:margin-top="0.60pt"/>
    </style:style>
    <style:style style:name="P26" style:family="paragraph">
      <style:paragraph-properties fo:line-height="100.00%" fo:text-align="left" fo:margin-left="35.80pt" fo:text-indent="0.00pt"/>
    </style:style>
    <style:style style:name="P27" style:family="paragraph">
      <style:paragraph-properties fo:line-height="100.00%" fo:text-align="left" fo:margin-left="35.50pt" fo:text-indent="0.00pt"/>
    </style:style>
    <style:style style:name="P28" style:family="paragraph">
      <style:paragraph-properties fo:line-height="100.00%" fo:text-align="left" fo:margin-left="35.70pt" fo:text-indent="0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95.00%" fo:text-align="justify" fo:margin-left="36.05pt" fo:text-indent="-17.45pt" fo:margin-right="-0.20pt" fo:margin-top="11.40pt"/>
    </style:style>
    <style:style style:name="P31" style:family="paragraph">
      <style:paragraph-properties fo:line-height="95.00%" fo:text-align="left" fo:margin-left="36.05pt" fo:text-indent="-17.45pt" fo:margin-right="-0.20pt" fo:margin-top="11.40pt"/>
    </style:style>
    <style:style style:name="P32" style:family="paragraph">
      <style:paragraph-properties fo:line-height="100.00%" fo:text-align="left" fo:margin-top="15.15pt"/>
    </style:style>
    <style:style style:name="P33" style:family="paragraph">
      <style:paragraph-properties fo:line-height="95.00%" fo:text-align="left" fo:margin-left="36.25pt" fo:text-indent="-17.10pt" fo:margin-right="18.75pt" fo:margin-top="14.85pt"/>
    </style:style>
    <style:style style:name="P34" style:family="paragraph">
      <style:paragraph-properties fo:line-height="95.00%" fo:text-align="left" fo:margin-left="36.05pt" fo:text-indent="-17.75pt" fo:margin-right="14.55pt" fo:margin-top="13.05pt"/>
    </style:style>
    <style:style style:name="P35" style:family="paragraph">
      <style:paragraph-properties fo:line-height="95.00%" fo:text-align="left" fo:margin-left="36.05pt" fo:text-indent="-17.60pt" fo:margin-right="1.55pt" fo:margin-top="11.65pt"/>
    </style:style>
    <style:style style:name="P36" style:family="paragraph">
      <style:paragraph-properties fo:line-height="95.00%" fo:text-align="left" fo:margin-left="36.10pt" fo:text-indent="-18.00pt" fo:margin-right="1.10pt" fo:margin-top="11.65pt"/>
    </style:style>
    <style:style style:name="P37" style:family="paragraph">
      <style:paragraph-properties fo:line-height="95.00%" fo:text-align="left" fo:margin-left="36.25pt" fo:text-indent="-17.90pt" fo:margin-right="27.80pt" fo:margin-top="11.75pt"/>
    </style:style>
    <style:style style:name="P38" style:family="paragraph">
      <style:paragraph-properties fo:line-height="95.00%" fo:text-align="center" fo:margin-left="18.45pt" fo:text-indent="0.00pt" fo:margin-right="0.35pt" fo:margin-top="11.65pt"/>
    </style:style>
    <style:style style:name="P39" style:family="paragraph">
      <style:paragraph-properties fo:line-height="95.00%" fo:text-align="left" fo:margin-left="36.35pt" fo:text-indent="-18.15pt" fo:margin-right="26.10pt" fo:margin-top="11.75pt"/>
    </style:style>
    <style:style style:name="P40" style:family="paragraph">
      <style:paragraph-properties fo:line-height="95.00%" fo:text-align="left" fo:margin-left="36.05pt" fo:text-indent="-17.45pt" fo:margin-right="2.75pt" fo:margin-top="11.85pt"/>
    </style:style>
    <style:style style:name="P41" style:family="paragraph">
      <style:paragraph-properties fo:line-height="95.00%" fo:text-align="left" fo:margin-left="36.05pt" fo:text-indent="-17.75pt" fo:margin-right="0.90pt" fo:margin-top="11.70pt"/>
    </style:style>
    <style:style style:name="P42" style:family="paragraph">
      <style:paragraph-properties fo:line-height="100.00%" fo:text-align="left" fo:margin-left="19.10pt" fo:text-indent="0.00pt" fo:margin-top="15.25pt"/>
    </style:style>
    <style:style style:name="P43" style:family="paragraph">
      <style:paragraph-properties fo:line-height="95.00%" fo:text-align="left" fo:margin-left="54.15pt" fo:text-indent="-17.65pt" fo:margin-right="0.10pt"/>
    </style:style>
    <style:style style:name="P44" style:family="paragraph">
      <style:paragraph-properties fo:line-height="95.00%" fo:text-align="left" fo:margin-left="54.25pt" fo:text-indent="-17.75pt" fo:margin-right="0.10pt" fo:margin-top="0.25pt"/>
    </style:style>
    <style:style style:name="P45" style:family="paragraph">
      <style:paragraph-properties fo:line-height="95.00%" fo:text-align="left" fo:margin-left="54.15pt" fo:text-indent="-17.65pt" fo:margin-right="0.05pt" fo:margin-top="13.05pt"/>
    </style:style>
    <style:style style:name="P46" style:family="paragraph">
      <style:paragraph-properties fo:line-height="95.00%" fo:text-align="left" fo:margin-left="54.25pt" fo:text-indent="-17.75pt" fo:margin-right="0.10pt" fo:margin-top="0.25pt"/>
    </style:style>
    <style:style style:name="P47" style:family="paragraph">
      <style:paragraph-properties fo:line-height="95.00%" fo:text-align="left" fo:margin-left="54.30pt" fo:text-indent="-17.80pt" fo:margin-right="0.10pt" fo:margin-top="0.35pt"/>
    </style:style>
    <style:style style:name="P48" style:family="paragraph">
      <style:paragraph-properties fo:line-height="95.00%" fo:text-align="left" fo:margin-left="54.25pt" fo:text-indent="-17.75pt" fo:margin-right="0.15pt" fo:margin-top="0.25pt"/>
    </style:style>
    <style:style style:name="P49" style:family="paragraph">
      <style:paragraph-properties fo:line-height="95.00%" fo:text-align="left" fo:margin-left="54.25pt" fo:text-indent="-17.75pt" fo:margin-top="0.25pt"/>
    </style:style>
    <style:style style:name="P50" style:family="paragraph">
      <style:paragraph-properties fo:line-height="95.00%" fo:text-align="left" fo:margin-left="36.25pt" fo:text-indent="-17.15pt" fo:margin-right="2.60pt" fo:margin-top="11.85pt"/>
    </style:style>
    <style:style style:name="P51" style:family="paragraph">
      <style:paragraph-properties fo:line-height="95.00%" fo:text-align="left" fo:margin-left="54.15pt" fo:text-indent="-18.00pt" fo:margin-right="45.45pt" fo:margin-top="11.80pt"/>
    </style:style>
    <style:style style:name="P52" style:family="paragraph">
      <style:paragraph-properties fo:line-height="100.00%" fo:text-align="left" fo:margin-left="36.15pt" fo:text-indent="0.00pt" fo:margin-top="0.35pt"/>
    </style:style>
    <style:style style:name="P53" style:family="paragraph">
      <style:paragraph-properties fo:line-height="95.00%" fo:text-align="left" fo:margin-left="54.25pt" fo:text-indent="-17.95pt" fo:margin-right="11.25pt"/>
    </style:style>
    <style:style style:name="P54" style:family="paragraph">
      <style:paragraph-properties fo:line-height="100.00%" fo:text-align="left" fo:margin-left="54.10pt" fo:text-indent="0.00pt" fo:margin-top="11.65pt"/>
    </style:style>
    <style:style style:name="P55" style:family="paragraph">
      <style:paragraph-properties fo:line-height="100.00%" fo:text-align="left" fo:margin-left="54.10pt" fo:text-indent="0.00pt" fo:margin-top="11.40pt"/>
    </style:style>
    <style:style style:name="P56" style:family="paragraph">
      <style:paragraph-properties fo:line-height="100.00%" fo:text-align="left" fo:margin-left="54.10pt" fo:text-indent="0.00pt"/>
    </style:style>
    <style:style style:name="P57" style:family="paragraph">
      <style:paragraph-properties fo:line-height="100.00%" fo:text-align="left" fo:margin-left="54.15pt" fo:text-indent="0.00pt"/>
    </style:style>
    <style:style style:name="P58" style:family="paragraph">
      <style:paragraph-properties fo:line-height="100.00%" fo:text-align="left" fo:margin-left="54.10pt" fo:text-indent="0.00pt"/>
    </style:style>
    <style:style style:name="P59" style:family="paragraph">
      <style:paragraph-properties fo:line-height="100.00%" fo:text-align="left" fo:margin-left="54.25pt" fo:text-indent="0.00pt"/>
    </style:style>
    <style:style style:name="P60" style:family="paragraph">
      <style:paragraph-properties fo:line-height="100.00%" fo:text-align="left" fo:margin-left="54.15pt" fo:text-indent="0.00pt"/>
    </style:style>
    <style:style style:name="P61" style:family="paragraph">
      <style:paragraph-properties fo:line-height="100.00%" fo:text-align="left" fo:margin-left="54.10pt" fo:text-indent="0.00pt"/>
    </style:style>
    <style:style style:name="P62" style:family="paragraph">
      <style:paragraph-properties fo:line-height="100.00%" fo:text-align="left" fo:margin-left="35.50pt" fo:text-indent="0.00pt" fo:margin-top="11.25pt"/>
    </style:style>
    <style:style style:name="P63" style:family="paragraph">
      <style:paragraph-properties fo:line-height="95.00%" fo:text-align="left" fo:margin-left="35.75pt" fo:text-indent="-0.15pt" fo:margin-right="4.90pt"/>
    </style:style>
    <style:style style:name="P64" style:family="paragraph">
      <style:paragraph-properties fo:line-height="100.00%" fo:text-align="justify" fo:margin-left="18.50pt" fo:text-indent="0.00pt" fo:margin-right="-0.20pt" fo:margin-top="11.75pt"/>
    </style:style>
    <style:style style:name="P65" style:family="paragraph">
      <style:paragraph-properties fo:line-height="95.00%" fo:text-align="left" fo:margin-left="54.25pt" fo:text-indent="-17.75pt" fo:margin-right="0.10pt" fo:margin-top="0.25pt"/>
    </style:style>
    <style:style style:name="P66" style:family="paragraph">
      <style:paragraph-properties fo:line-height="100.00%" fo:text-align="justify" fo:margin-left="18.50pt" fo:text-indent="0.00pt" fo:margin-right="-0.20pt" fo:margin-top="11.75pt"/>
    </style:style>
    <style:style style:name="P67" style:family="paragraph">
      <style:paragraph-properties fo:line-height="95.00%" fo:text-align="justify" fo:margin-left="36.05pt" fo:text-indent="-17.55pt" fo:margin-right="-0.25pt" fo:margin-top="11.25pt"/>
    </style:style>
    <style:style style:name="P68" style:family="paragraph">
      <style:paragraph-properties fo:line-height="95.00%" fo:text-align="justify" fo:margin-left="36.15pt" fo:text-indent="-17.65pt" fo:margin-right="-0.30pt" fo:margin-top="11.60pt"/>
    </style:style>
    <style:style style:name="P69" style:family="paragraph">
      <style:paragraph-properties fo:line-height="95.00%" fo:text-align="justify" fo:margin-left="36.05pt" fo:text-indent="-17.55pt" fo:margin-right="-0.25pt" fo:margin-top="11.25pt"/>
    </style:style>
    <style:style style:name="P70" style:family="paragraph">
      <style:paragraph-properties fo:line-height="95.00%" fo:text-align="justify" fo:margin-left="36.15pt" fo:text-indent="-17.65pt" fo:margin-right="-0.30pt" fo:margin-top="11.60pt"/>
    </style:style>
    <style:style style:name="P71" style:family="paragraph">
      <style:paragraph-properties fo:line-height="95.00%" fo:text-align="justify" fo:margin-left="36.05pt" fo:text-indent="-17.55pt" fo:margin-right="-0.25pt" fo:margin-top="11.65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95.00%" fo:text-align="justify" fo:margin-left="36.15pt" fo:text-indent="0.00pt" fo:margin-right="-0.15pt" fo:margin-top="13.05pt"/>
    </style:style>
    <style:style style:name="P74" style:family="paragraph">
      <style:paragraph-properties fo:line-height="95.00%" fo:text-align="justify" fo:margin-left="36.05pt" fo:text-indent="-17.55pt" fo:margin-right="-0.25pt" fo:margin-top="11.80pt"/>
    </style:style>
  </office:automatic-styles>
  <office:body>
    <office:text>
      <text:p text:style-name="P1"><text:span text:style-name="T1">Universidade Estadual do Ceará<text:line-break/></text:span><text:span text:style-name="T2">Aluno:</text:span><text:span text:style-name="T3"><text:s/>Francisco Matheus Fernandes Freitas</text:span><text:span text:style-name="T4"><text:s/>Matrícula:<text:s/></text:span><text:span text:style-name="T5">1607881<text:line-break/></text:span><text:span text:style-name="T6">Aluno:</text:span><text:span text:style-name="T7"><text:s/>Janaína Ribeiro dos Santos</text:span><text:span text:style-name="T8"><text:s/>Matrícula:<text:s/></text:span><text:span text:style-name="T9">1612643</text:span></text:p>
      <text:p text:style-name="P2"><text:span text:style-name="T10">Estruturas de Dados I </text:span></text:p>
      <text:p text:style-name="P3"><text:span text:style-name="T10">Prof. Marcos Negreiros </text:span></text:p>
      <text:p text:style-name="P4"><text:span text:style-name="T10">Semestre: 2022/1<text:s/></text:span><text:span text:style-name="T11">–</text:span><text:span text:style-name="T12"><text:s/>AC03 </text:span></text:p>
      <text:p text:style-name="P5"><text:span text:style-name="T13">Parte IV: PROGRAMAÇÃO DIRETA E RECURSIVA </text:span></text:p>
      <text:p text:style-name="P6"><text:span text:style-name="T14">1. Mostre o que se passa no método a seguir desenhando em diagrama de chamadas a sua execução.<text:s text:c="2"/>Verifique a sua complexidade computacional.</text:span><text:span text:style-name="T15"><text:s/></text:span></text:p>
      <text:p text:style-name="P7"><text:span text:style-name="T16">1.<text:s/></text:span><text:span text:style-name="T17">procedure<text:s/></text:span><text:span text:style-name="T18">Robot(</text:span><text:span text:style-name="T19">n</text:span><text:span text:style-name="T20">) </text:span></text:p>
      <text:p text:style-name="P8"><text:span text:style-name="T20">2.<text:s/></text:span><text:span text:style-name="T21">If<text:s/></text:span><text:span text:style-name="T22">n<text:s/></text:span><text:span text:style-name="T23">in<text:s/></text:span><text:span text:style-name="T24">[0,1]<text:s/></text:span><text:span text:style-name="T25">then<text:s/></text:span><text:span text:style-name="T26">return(1)<text:s text:c="2"/></text:span></text:p>
      <text:p text:style-name="P9"><text:span text:style-name="T27">3.<text:s/></text:span><text:span text:style-name="T28">else return(</text:span><text:span text:style-name="T29">Robot(n-1)+Robot(n-2)</text:span><text:span text:style-name="T30">); </text:span></text:p>
      <text:p text:style-name="P10"><text:span text:style-name="T31">4.<text:s/></text:span><text:span text:style-name="T32">end<text:s/></text:span><text:span text:style-name="T33">Robot<text:line-break/><text:line-break/></text:span><text:span text:style-name="T34">solução:</text:span></text:p>
      <text:p text:style-name="P11"><draw:frame text:anchor-type="as-char" svg:width="75.94mm" svg:height="52.12mm" style:rel-width="scale" style:rel-height="scale"><draw:object-ole xlink:href="OleObj1"/><draw:image xlink:href="ObjectReplacements/OleObj1"/></draw:frame><text:span text:style-name="T36"><text:tab/>Assim, temos uma complexidade computacional de , e para a memória .</text:span></text:p>
      <text:p text:style-name="P12"><text:span text:style-name="T37">2. Escreva a versão não recursiva para o método a seguir, e indique o que ele faz: </text:span></text:p>
      <text:p text:style-name="P13"><text:span text:style-name="T38">1.<text:s/></text:span><text:span text:style-name="T39">procedure<text:s/></text:span><text:span text:style-name="T40">XMC(</text:span><text:span text:style-name="T41">m, n</text:span><text:span text:style-name="T42">) </text:span></text:p>
      <text:p text:style-name="P14"><text:span text:style-name="T42">2.<text:s/></text:span><text:span text:style-name="T43">If<text:s/></text:span><text:span text:style-name="T44">m&lt;n<text:s/></text:span><text:span text:style-name="T45">Then<text:s/></text:span><text:span text:style-name="T46">Troca(m,n)<text:s/></text:span><text:span text:style-name="T47">// faz<text:s/></text:span><text:span text:style-name="T48">m<text:s/></text:span><text:span text:style-name="T49">ser o maior </text:span></text:p>
      <text:p text:style-name="P15"><text:span text:style-name="T49">3.<text:s/></text:span><text:span text:style-name="T50">If<text:s/></text:span><text:span text:style-name="T51">n</text:span><text:span text:style-name="T52">=0<text:s/></text:span><text:span text:style-name="T53">Then </text:span></text:p>
      <text:p text:style-name="P16"><text:span text:style-name="T54">4.<text:s/></text:span><text:span text:style-name="T55">return</text:span><text:span text:style-name="T56">(m) </text:span></text:p>
      <text:p text:style-name="P17"><text:span text:style-name="T57">5.<text:s/></text:span><text:span text:style-name="T58">r:=m<text:s/></text:span><text:span text:style-name="T59">mod<text:s/></text:span><text:span text:style-name="T60">n </text:span></text:p>
      <text:p text:style-name="P18"><text:span text:style-name="T60">6.<text:s/></text:span><text:span text:style-name="T61">return</text:span><text:span text:style-name="T62">(XMC(</text:span><text:span text:style-name="T63">n,r</text:span><text:span text:style-name="T64">)) </text:span></text:p>
      <text:p text:style-name="P19"><text:span text:style-name="T64">7.<text:s/></text:span><text:span text:style-name="T65">end<text:s/></text:span><text:span text:style-name="T66">XMC<text:line-break/><text:line-break/></text:span><text:span text:style-name="T67">solução:<text:line-break/><text:tab/>procedure<text:s/></text:span><text:span text:style-name="T68">XMC!(m, n)<text:line-break/><text:tab/><text:tab/></text:span><text:span text:style-name="T69">if<text:s/></text:span><text:span text:style-name="T70">m &lt; n<text:s/></text:span><text:span text:style-name="T71">Then<text:s/></text:span><text:span text:style-name="T72">Troca(m, n) // Faz m ser o maior como no algoritmo de cima<text:line-break/><text:tab/><text:tab/></text:span><text:span text:style-name="T73">while<text:s/></text:span><text:span text:style-name="T74">( n != 0)<text:s/></text:span><text:span text:style-name="T75">do<text:line-break/><text:tab/><text:tab/><text:tab/></text:span><text:span text:style-name="T76">z:= m mod n<text:line-break/><text:tab/><text:tab/><text:tab/>m:= n<text:line-break/><text:tab/><text:tab/><text:tab/>n:= z<text:line-break/><text:tab/><text:tab/></text:span><text:span text:style-name="T77">return<text:s/></text:span><text:span text:style-name="T78">(m)<text:line-break/><text:tab/></text:span><text:span text:style-name="T79">end<text:s/></text:span><text:span text:style-name="T80">XMC!</text:span></text:p>
      <text:p text:style-name="P19"><text:span text:style-name="T81"/></text:p>
      <text:p text:style-name="P19"><text:span text:style-name="T82"><text:tab/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20"><text:span text:style-name="T83">3. Escreva um algoritmo recursivo para o seguinte problema: “Um robô pode caminhar dando passos<text:s text:c="2"/>de 1<text:line-break/>ou 2 metros, o método deve mostrar o número de maneiras que o robô pode andar<text:s/></text:span><text:span text:style-name="T84">n<text:s/></text:span><text:span text:style-name="T85">metros,<text:s text:c="2"/>onde n<text:s/></text:span><text:span text:style-name="T86">≥</text:span><text:span text:style-name="T87"><text:s/></text:span><text:span text:style-name="T88">1”. Também responda, este algoritmo atende para todo<text:s/></text:span><text:span text:style-name="T89">n</text:span><text:span text:style-name="T90">∈ℵ</text:span><text:span text:style-name="T91">*?<text:s/></text:span><text:span text:style-name="T92"><text:line-break/></text:span><text:span text:style-name="T93">solução:<text:line-break/><text:tab/>procedure<text:s/></text:span><text:span text:style-name="T94">movimentoRobo(n)<text:line-break/><text:tab/><text:tab/></text:span><text:span text:style-name="T95">if<text:s/></text:span><text:span text:style-name="T96">n<text:s/></text:span><text:span text:style-name="T97">=<text:s/></text:span><text:span text:style-name="T98">1<text:s/></text:span><text:span text:style-name="T99">Then return<text:s/></text:span><text:span text:style-name="T100">(1)<text:line-break/><text:tab/><text:tab/></text:span><text:span text:style-name="T101">return<text:s/></text:span><text:span text:style-name="T102">(movimentoRobo(n-1) + (movimentoRobo(n-2))<text:line-break/><text:tab/></text:span><text:span text:style-name="T103">end<text:s/></text:span><text:span text:style-name="T104">movimentoRobo<text:line-break/>obs: Para todo n &gt;=1.</text:span></text:p>
      <text:p text:style-name="P21"><text:span text:style-name="T105">4. Escreva um algoritmo recursivo e outro não recursivo que resolva o problema de Lucas, para um<text:s text:c="2"/>dado<text:s/></text:span><text:span text:style-name="T106">n</text:span><text:span text:style-name="T107">≥</text:span><text:span text:style-name="T108">1, onde<text:s/></text:span><text:span text:style-name="T109">n<text:s/></text:span><text:span text:style-name="T110">é o número de pinos de mesma cor, e<text:s/></text:span><text:span text:style-name="T111">n</text:span><text:span text:style-name="T112">∈ℵ</text:span><text:span text:style-name="T113">*.</text:span></text:p>
      <text:p text:style-name="P22"><text:span text:style-name="T114">5. Escreva um algoritmo recursivo que inverta uma dada sequência<text:s/></text:span><text:span text:style-name="T115">S<text:s/></text:span><text:span text:style-name="T116">de números inteiros. Mostre usando indução matemática que seu algoritmo é correto.<text:s/></text:span><text:span text:style-name="T117"><text:line-break/></text:span><text:span text:style-name="T118">Solução:<text:line-break/><text:tab/>procedure<text:s/></text:span><text:span text:style-name="T119">inverte(n, x, y)<text:line-break/><text:tab/><text:tab/></text:span><text:span text:style-name="T120">if<text:s/></text:span><text:span text:style-name="T121">x &lt; y<text:s/></text:span><text:span text:style-name="T122">Then<text:line-break/><text:tab/><text:tab/><text:tab/><text:s text:c="2"/></text:span><text:span text:style-name="T123">aux:=</text:span><text:span text:style-name="T124"><text:line-break/><text:tab/><text:tab/><text:tab/><text:line-break/><text:tab/><text:tab/><text:tab/><text:line-break/><text:tab/><text:tab/><text:tab/>inverte<text:s/></text:span><text:span text:style-name="T125">(n, x+1, y-1)<text:line-break/><text:tab/></text:span><text:span text:style-name="T126">end<text:s/></text:span><text:span text:style-name="T127">inverte<text:line-break/></text:span><text:span text:style-name="T128"><text:line-break/><text:tab/>procedure<text:s/></text:span><text:span text:style-name="T129">inverteSeq(n)<text:line-break/><text:tab/><text:tab/><text:line-break/><text:tab/><text:tab/></text:span><text:span text:style-name="T130"><text:line-break/><text:tab/><text:tab/></text:span><text:span text:style-name="T131">inverte</text:span><text:span text:style-name="T132"><text:s/>( n, x, y)<text:line-break/><text:tab/></text:span><text:span text:style-name="T133">end<text:s/></text:span><text:span text:style-name="T134">inverteSeq</text:span></text:p>
      <text:p text:style-name="P22"><text:span text:style-name="T135"><text:tab/>prova:<text:line-break/><text:tab/></text:span><text:span text:style-name="T136">Para n = 1, temos que o seu inverso será ele mesmo. Logo para n = k temos a mesma validação, agora para k+1 temos que o passo de inversão trocara (k+1) +1 por (k+1)<text:s/></text:span><text:span text:style-name="T137">–</text:span><text:span text:style-name="T138"><text:s/>1, que<text:s/></text:span><text:span text:style-name="T139">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23"><text:span text:style-name="T140">6. Descreva a função de quantidade de iterações do método a seguir: </text:span></text:p>
      <text:p text:style-name="P24"><text:span text:style-name="T141">1. procedure RaizQ(</text:span><text:span text:style-name="T142">x, r</text:span><text:span text:style-name="T143">) // Cálculo da Raiz Quadrada<text:s text:c="2"/></text:span></text:p>
      <text:p text:style-name="P25"><text:span text:style-name="T143">2. If |</text:span><text:span text:style-name="T144">x-r</text:span><text:span text:style-name="T145">2</text:span><text:span text:style-name="T146">|<text:s/></text:span><text:span text:style-name="T147">≤</text:span><text:span text:style-name="T148"><text:s/></text:span><text:span text:style-name="T149">Tol Then<text:s text:c="2"/></text:span></text:p>
      <text:p text:style-name="P26"><text:span text:style-name="T150">3. return(</text:span><text:span text:style-name="T151">r</text:span><text:span text:style-name="T152">) </text:span></text:p>
      <text:p text:style-name="P27"><text:span text:style-name="T152">4. RaizQ(</text:span><text:span text:style-name="T153">x</text:span><text:span text:style-name="T154">, (</text:span><text:span text:style-name="T155">x/r + r</text:span><text:span text:style-name="T156">)/2); </text:span></text:p>
      <text:p text:style-name="P28"><text:span text:style-name="T156">5. end RaizQ</text:span></text:p>
      <text:p text:style-name="P28"><text:span text:style-name="T157"/></text:p>
      <text:p text:style-name="P28"><text:span text:style-name="T157"><text:s/></text:span><text:span text:style-name="T158">A função que descreve a quantidade de interaões do algoritmo é dada por</text:span></text:p>
      <text:p text:style-name="P28"><text:span text:style-name="T158"/></text:p>
      <text:p text:style-name="P28"><text:span text:style-name="T158">f(n) = (1/2) * log((x/r) + r)²/ log2</text:span></text:p>
      <text:p text:style-name="P28"><text:span text:style-name="T158"/></text:p>
      <text:p text:style-name="P28"><text:span text:style-name="T158">as operações serão realizadas n vezes de acordo com o valor Tol.</text:span></text:p>
      <text:p text:style-name="P28"><text:span text:style-name="T159"/></text:p>
      <text:p text:style-name="P28"><text:span text:style-name="T159"/></text:p>
      <text:p text:style-name="P29"><text:span text:style-name="T160"><text:s text:c="8"/>7. Descreva a função genérica para calcular<text:s/></text:span><text:span text:style-name="T161">f</text:span><text:span text:style-name="T162">(</text:span><text:span text:style-name="T163">x</text:span><text:span text:style-name="T164">)=</text:span><text:span text:style-name="T165">x</text:span><text:span text:style-name="T166">n/m<text:s/></text:span><text:span text:style-name="T167">com precisão<text:s/></text:span><text:span text:style-name="T168">ε</text:span><text:span text:style-name="T169"><text:s/></text:span><text:span text:style-name="T170">dada, e onde<text:s/></text:span><text:span text:style-name="T171">x</text:span><text:span text:style-name="T172">∈ℜ</text:span><text:span text:style-name="T173">,<text:s/></text:span><text:span text:style-name="T174">n,m<text:s/></text:span><text:span text:style-name="T175">∈ℵ</text:span><text:span text:style-name="T176">,<text:s/></text:span><text:span text:style-name="T177">m</text:span><text:span text:style-name="T178">≠</text:span><text:span text:style-name="T179">0: <text:line-break/><text:tab/></text:span><text:span text:style-name="T180">Solução:<text:line-break/><text:tab/><text:tab/></text:span><text:span text:style-name="T181">A função que calcula seria de maneira similar a própria<text:s/></text:span><text:span text:style-name="T182">RaizQ:<text:line-break/><text:tab/><text:tab/><text:tab/>procedure<text:s/></text:span><text:span text:style-name="T183">RaizN(x, r)<text:line-break/><text:tab/><text:tab/><text:tab/><text:tab/></text:span><text:span text:style-name="T184">while</text:span><text:span text:style-name="T185"><text:s/></text:span><text:span text:style-name="T186">do<text:line-break/><text:tab/><text:tab/><text:tab/><text:tab/><text:tab/></text:span><text:span text:style-name="T187">r:=( (/ ) + ( m - 1) r ) / m<text:line-break/><text:tab/><text:tab/><text:tab/><text:tab/></text:span><text:span text:style-name="T188">return<text:s/></text:span><text:span text:style-name="T189">( r )<text:line-break/><text:tab/><text:tab/><text:tab/></text:span><text:span text:style-name="T190">end<text:s/></text:span><text:span text:style-name="T191">RaizN</text:span></text:p>
      <text:p text:style-name="P30"><text:span text:style-name="T192">8. Um bêbado sai do bar à meia noite e meia e segue para a sua casa que fica a 280m de distância em<text:s text:c="2"/>linha reta. O bêbado dá passos aleatórios para frente e para trás de 1, 2 e 3m sem cair. Elabore um<text:s text:c="2"/>procedimento que calcula quantos passos o bêbado dará para chegar em casa. Se cada metro que ele<text:s text:c="2"/>vence à frente leva 1s e 2s para trás, qual o tempo que o bêbado levará em média para chegar em<text:s text:c="2"/>casa?</text:span></text:p>
      <text:p text:style-name="P31"><text:span text:style-name="T193"><text:tab/>Solução:<text:line-break/><text:tab/></text:span><text:span text:style-name="T194">procedure<text:s/></text:span><text:span text:style-name="T195">ChegarEmCasa()<text:line-break/><text:tab/><text:tab/>metros:=0<text:line-break/><text:tab/><text:tab/>tempo:=0<text:line-break/><text:tab/><text:tab/>passos:=0<text:line-break/><text:tab/><text:tab/></text:span><text:span text:style-name="T196">while<text:s/></text:span><text:span text:style-name="T197">metros &lt; 280<text:s/></text:span><text:span text:style-name="T198">do<text:line-break/><text:tab/><text:tab/><text:tab/></text:span><text:span text:style-name="T199">qtde:=Random(1,2,3) <text:line-break/><text:tab/><text:tab/><text:tab/>frenteTras:=Random(1,2)<text:line-break/><text:tab/><text:tab/><text:tab/></text:span><text:span text:style-name="T200">if<text:s/></text:span><text:span text:style-name="T201">frenteTras = 1<text:s/></text:span><text:span text:style-name="T202">Then<text:line-break/><text:tab/><text:tab/><text:tab/><text:tab/></text:span><text:span text:style-name="T203">metros+=qtde<text:line-break/><text:tab/><text:tab/><text:tab/></text:span><text:span text:style-name="T204">else Then<text:line-break/><text:tab/><text:tab/><text:tab/><text:tab/></text:span><text:span text:style-name="T205">metros-=qtde<text:line-break/><text:tab/><text:tab/><text:tab/>tempos:=metros*frenteTras<text:line-break/><text:tab/><text:tab/><text:tab/></text:span><text:span text:style-name="T206">if<text:s/></text:span><text:span text:style-name="T207"><text:s/>metros &lt; 0<text:s/></text:span><text:span text:style-name="T208">Then<text:line-break/><text:tab/><text:tab/><text:tab/><text:tab/></text:span><text:span text:style-name="T209">metros:=0<text:line-break/><text:tab/><text:tab/><text:tab/>passos:=passos + 1<text:line-break/><text:tab/><text:tab/></text:span><text:span text:style-name="T210">return<text:s/></text:span><text:span text:style-name="T211">passos<text:line-break/><text:tab/></text:span><text:span text:style-name="T212">end<text:s/></text:span><text:span text:style-name="T213">ChegarEmCasa</text:span></text:p>
      <text:p text:style-name="P31"><text:span text:style-name="T214"/></text:p>
      <text:p text:style-name="P31"><text:span text:style-name="T215"><text:tab/>O procedimento ira calcular o tempo e os passos para que o bêbado chegue em casa, e de acordo com alguns teste que fiz, ele demorou em média 7 horas e 42 segundos, dando 181 passos. </text:span></text:p>
      <text:p text:style-name="P32"><text:span text:style-name="T216">Parte V: Estruturas Sequenciais<text:s/></text:span><text:span text:style-name="T217">–</text:span><text:span text:style-name="T218"><text:s/>Pilhas, Filas e Listas </text:span></text:p>
      <text:p text:style-name="P33"><text:span text:style-name="T219">1. Implemente uma classe Pilha vetorial considerando todas os seus métodos, para uma estrutura<text:s text:c="2"/>composta de índice inteiro e dois dados alfanuméricos.</text:span><text:span text:style-name="T220"><text:line-break/></text:span><text:span text:style-name="T221">Solução:</text:span><text:span text:style-name="T222"><text:line-break/><text:tab/>O código está na pasta enviada junto deste pdf. <text:line-break/><text:tab/>Arquivo solução: Estrutura-de-Dados/Questao 1/Pilha.cs<text:line-break/><text:tab/><text:tab/><text:s text:c="13"/>Estrutura-de-Dados/Questao 1/T.cs</text:span></text:p>
      <text:p text:style-name="P33"><text:span text:style-name="T223"/></text:p>
      <text:p text:style-name="P34"><text:span text:style-name="T224">2. [CALCULADORA POLONEZA] Implemente uma calculadora pós-fixada (notação Poloneza)<text:s text:c="2"/>usando pilhas. Considere as operações de soma, subtração, multiplicação e divisão com<text:s text:c="2"/>parênteses</text:span><text:span text:style-name="T225">.<text:line-break/></text:span><text:span text:style-name="T226">Solução:</text:span><text:span text:style-name="T227"><text:s/><text:line-break/><text:tab/>Arquivo solução: Estrutura-de-Dados/Questao 2/CalculadoraPolonesa.cs<text:line-break/></text:span><draw:frame text:anchor-type="as-char" svg:width="97.10mm" svg:height="21.43mm" style:rel-width="scale" style:rel-height="scale"><draw:object-ole xlink:href="OleObj2"/><draw:image xlink:href="ObjectReplacements/OleObj2"/></draw:frame><text:span text:style-name="T227"/></text:p>
      <text:p text:style-name="P35"><text:span text:style-name="T228">3. [EMBARALHANDO] Considere que são fornecidas duas sequências de dados as quais serão<text:s text:c="2"/>empilhadas em duas pilhas distintas respectivamente. Transferir a sequência da pilha 2 para a<text:s text:c="2"/>pilha 1 e inverter a ordem de inclusão em seguida. Apresente o resultado da pilha 1 e da pilha 2 ao<text:s text:c="2"/>final desta operação.<text:line-break/></text:span><text:span text:style-name="T229"><text:line-break/></text:span><text:span text:style-name="T230">Solução:<text:line-break/></text:span><text:span text:style-name="T231"><text:tab/>Arquivo solução: Estrutura-de-Dados/Questao 3/Embaralha.cs<text:line-break/></text:span><draw:frame text:anchor-type="as-char" svg:width="84.67mm" svg:height="75.14mm" style:rel-width="scale" style:rel-height="scale"><draw:object-ole xlink:href="OleObj3"/><draw:image xlink:href="ObjectReplacements/OleObj3"/></draw:frame><text:span text:style-name="T231"/></text:p>
      <text:p text:style-name="P36"><text:span text:style-name="T232">4. [CRIPTOGRAMA] Uma mensagem foi transferida e criptografada através de uma pilha com<text:s text:c="2"/>intermédio. A pilha com intermédio tem tamanho máximo<text:s/></text:span><text:span text:style-name="T233">k</text:span><text:span text:style-name="T234">, enquanto a pilha sem intermédio tem<text:s text:c="2"/>tamanho<text:s/></text:span><text:span text:style-name="T235">n</text:span><text:span text:style-name="T236">, onde<text:s/></text:span><text:span text:style-name="T237">n</text:span><text:span text:style-name="T238">&gt;&gt;</text:span><text:span text:style-name="T239">k</text:span><text:span text:style-name="T240">. Considere que à medida que os dados entram na pilha sem intermédio eles<text:s text:c="2"/>também são transferidos para a pilha intermédio até que a mesma seja preenchida, ela descarrega<text:s text:c="2"/>em uma saída, em seguida descarrega o conteúdo da pilha sem intermédio. Continuando a ler a<text:s text:c="2"/>mensagem. Supondo que a mensagem tem tamanho<text:s/></text:span><text:span text:style-name="T241">m</text:span><text:span text:style-name="T242">&gt;&gt;</text:span><text:span text:style-name="T243">n</text:span><text:span text:style-name="T244">&gt;&gt;</text:span><text:span text:style-name="T245">k</text:span><text:span text:style-name="T246">, faça um algoritmo que decodifique<text:s text:c="2"/>esta mensagem. Considere a mensagem composta de<text:s/></text:span><text:span text:style-name="T247">strings<text:s/></text:span><text:span text:style-name="T248">de tamanho 1.</text:span><text:span text:style-name="T249"><text:s text:c="2"/><text:line-break/></text:span><text:span text:style-name="T250">Solução:<text:line-break/><text:tab/></text:span><text:span text:style-name="T251">Arquivo solução: Estrutura-de-Dados/Questao 4/Criptograma.cs</text:span></text:p>
      <text:p text:style-name="P37"><text:span text:style-name="T252"/></text:p>
      <text:p text:style-name="P37"><text:span text:style-name="T253">5. Implemente uma classe Fila vetorial do tipo circular. Verifique o seu funcionamento e a sua<text:s text:c="2"/>corretude.<text:line-break/>Solução:<text:line-break/><text:tab/></text:span><text:span text:style-name="T254">Arquivo solução: Estrutura-de-Dados/Questao 5/FilaCircular.cs</text:span></text:p>
      <text:p text:style-name="P38"><text:span text:style-name="T255">6. [FURANDO-FILA] Uma fila é implementada de um modo que permite a inclusão de um novo<text:s text:c="2"/>elemento que pode ganhar posições dependendo do seu conhecimento em relação aos que lá estão,<text:s text:c="2"/>conforme segue... “Num grande show popular Pedro resolveu comprar seu ingresso e conta com a<text:s text:c="2"/>possibilidade de encontrar algum conhecido, se houver algum conhecido Pedro passa na frente de<text:s text:c="2"/>todos os que vêm antes e segue para a posição do conhecido à frente da fila. Se demorar muito ele<text:s text:c="2"/>perde a fila porque todos têm um tempo de atendimento próprio, e ele leva<text:s/></text:span><text:span text:style-name="T256">k<text:s/></text:span><text:span text:style-name="T257">unidades de tempo a<text:s text:c="2"/>cada pessoa que está na sua frente até o seu conhecido. Implemente um processo que permita<text:s text:c="2"/>apresentar a entrada de Pedro na fila sabendo que ele pode ou não ter um conhecido, e que ele tem<text:s text:c="2"/>sempre que entrar na fila pelo fundo, e jamais pode pular conhecidos. A fila anda em função de<text:s text:c="2"/>um relógio, que opera para todos cujo atendimento depende da compra de ingressos de cada um. </text:span></text:p>
      <text:p text:style-name="P39"><text:span text:style-name="T257">7. Por que Pilhas e Filas têm que ser implementadas como vetores estáticos? Se não for, qual a<text:s text:c="2"/>alternativa e qual o preço que se paga por isto?</text:span><text:span text:style-name="T258"><text:line-break/></text:span><text:span text:style-name="T259">Solução:<text:line-break/><text:tab/></text:span><text:span text:style-name="T260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40"><text:span text:style-name="T261">8. [SIMULADOR DE TRÁFEGO MULTIUSUÁRIO] Escreva um programa para simular um<text:s text:c="2"/>sistema de computador multiusuário, como segue: cada usuário tem um ID exclusivo e deseja<text:s text:c="2"/>executar uma operação no computador. Entretanto somente uma transação pode ser processada<text:s text:c="2"/>por vez. Cada linha de entrada representa um único usuário e contém o ID do usuário seguido de<text:s text:c="2"/>uma hora de início e a duração de sua transação. O programa deve simular o sistema e imprimir<text:s text:c="2"/>uma mensagem contendo o ID do usuário e a hora em que a transação começou e terminou. No<text:s text:c="2"/>final da simulação, ele deve imprimir o tempo médio geral de espera para uma transação (o tempo<text:s text:c="2"/>de espera de uma transação é o intervalo de tempo entre a hora em que a transação foi solicitada e<text:s text:c="2"/>a hora em que ela foi iniciada).</text:span><text:span text:style-name="T262"><text:s/><text:line-break/><text:line-break/></text:span><text:span text:style-name="T263">Solução:<text:line-break/><text:tab/></text:span><text:span text:style-name="T264">Aquivo solução: Estrutura-de-Dados/Questao 8/Usuario.cs<text:line-break/><text:tab/><text:tab/><text:s text:c="12"/>Estrutura-de-Dados/Questao 8/Ticket.cs<text:line-break/><text:tab/><text:tab/><text:s text:c="12"/>Estrutura-de-Dados/Questao 8/App.cs</text:span></text:p>
      <text:p text:style-name="P41"><text:span text:style-name="T265">9. [EMPILHANDO CAIXAS] Uma empilhadeira carrega caixas de 6, 10 e 14 toneladas. Há três<text:s text:c="2"/>pilhas: A, B e C. A pilha A é onde se encontram todas as caixas que chegam no depósito. Com um<text:s text:c="2"/>detalhe: caixas de maior peso não podem ser sobrepostas às de menor peso. Elabore um método<text:s text:c="2"/>que permite o controle das caixas, de forma que caso uma caixa de maior peso do que uma que já<text:s text:c="2"/>está em A deve ser empilhada, todas as caixas que estão em A são movidas para as pilhas<text:s text:c="2"/>auxiliares B (contendo somente caixas de 10t) e C (contendo somente caixas de 6t) até que se<text:s text:c="2"/>possa empilhar a nova caixa. Depois todas as caixas são movidas de volta para a pilha A.<text:line-break/><text:line-break/>Solução:<text:line-break/><text:tab/></text:span><text:span text:style-name="T266">Arquivo solução: Estrutura-de-Dados/Questão 9/Empilhadeira.cs<text:line-break/><text:tab/><text:tab/><text:s text:c="13"/>Estrutura-de-Dados/Questão 9/Caixa.cs</text:span></text:p>
      <text:p text:style-name="P41"><text:span text:style-name="T267">Entrada:<text:line-break/>Caixa[] caixas = { new(6), new(6), new(10), new(10), new(14), new(14) }; // entre parenteses temos os pesos</text:span></text:p>
      <text:p text:style-name="P41"><draw:frame text:anchor-type="as-char" svg:width="40.48mm" svg:height="41.28mm" style:rel-width="scale" style:rel-height="scale"><draw:object-ole xlink:href="OleObj4"/><draw:image xlink:href="ObjectReplacements/OleObj4"/></draw:frame><draw:frame text:anchor-type="as-char" svg:width="35.72mm" svg:height="42.33mm" style:rel-width="scale" style:rel-height="scale"><draw:object-ole xlink:href="OleObj5"/><draw:image xlink:href="ObjectReplacements/OleObj5"/></draw:frame><text:span text:style-name="T268"/></text:p>
      <text:p text:style-name="P42"><text:span text:style-name="T268"/></text:p>
      <text:p text:style-name="P42"><text:span text:style-name="T268"/></text:p>
      <text:p text:style-name="P42"><text:span text:style-name="T269">10. Implemente uma classe lista encadeada considerando os seguintes aspectos: </text:span></text:p>
      <text:p text:style-name="P43"><text:span text:style-name="T269">(a) Permite a criação, inserção, busca, retirada e eliminação da lista como lista encadeada simples<text:s text:c="2"/>não ordenada; <text:line-break/></text:span></text:p>
      <text:p text:style-name="P43"><text:span text:style-name="T269"><text:tab/>Solução:<text:line-break/><text:tab/></text:span><text:span text:style-name="T270">Arquivo solução: Estrutura-de-Dados/Questao 10/ListaEncaeadaSimples.cs</text:span></text:p>
      <text:p text:style-name="P43"><text:span text:style-name="T271"/></text:p>
      <text:p text:style-name="P44"><text:span text:style-name="T272">(b) Permite a criação, inserção, busca, retirada e eliminação da lista como lista encadeada simples<text:s text:c="2"/>e circular não ordenada ou ordenada;<text:line-break/><text:line-break/>Solução:<text:line-break/><text:tab/></text:span><text:span text:style-name="T273">Arquivo solução: Estrutura-de-Dados/Questao 10/ListaEncadeadaSimplesCircular.cs</text:span></text:p>
      <text:p text:style-name="P45"><text:span text:style-name="T274">(c) Permite a criação, inserção, busca, retirada e eliminação da lista como lista encadeada simples<text:s text:c="2"/>não ordenada ou ordenada; <text:line-break/><text:line-break/>Solução:<text:line-break/><text:tab/></text:span><text:span text:style-name="T275">Arquivo solução:Estrutura-de-Dados/Questao 10/ListaEncadeadaSimplesOrdenadaTambem.cs</text:span></text:p>
      <text:p text:style-name="P45"><text:span text:style-name="T276"/></text:p>
      <text:p text:style-name="P46"><text:span text:style-name="T277">(d) Permite a criação, inserção, busca, retirada e eliminação da lista como lista duplamente<text:s text:c="2"/>encadeada e circular não ordenada ou ordenada; <text:line-break/><text:line-break/>Solução:<text:line-break/><text:tab/></text:span><text:span text:style-name="T278">Arquivo solução: Estrutura-de-Dados/Questao 10/ListaDuplamenteEncadeadaCircular.cs<text:line-break/></text:span></text:p>
      <text:p text:style-name="P47"><text:span text:style-name="T279">(e) Permite a criação, inserção, busca, retirada e eliminação da lista como lista de blocos não<text:s text:c="2"/>ordenada ou ordenada; </text:span></text:p>
      <text:p text:style-name="P48"><text:span text:style-name="T279">(f) Permite a criação, inserção, busca, retirada e eliminação da lista como vetor de listas<text:s text:c="2"/>duplamente encadeadas não ordenadas ou ordenadas; </text:span></text:p>
      <text:p text:style-name="P49"><text:span text:style-name="T279">(g) Permite a criação, inserção, busca, retirada e eliminação da lista como matriz de listas<text:s text:c="2"/>duplamente encadeadas não ordenadas ou ordenadas. </text:span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0"/></text:p>
      <text:p text:style-name="P50"><text:span text:style-name="T281">11. Verifique o funcionamento da alocação de ponteiros e acesso à memória de um conjunto de dados<text:s text:c="2"/>da estrutura abaixo que se organizam em uma lista encadeada simples, e responda: </text:span></text:p>
      <text:p text:style-name="P51"><text:span text:style-name="T281">A. Apresente um gráfico de acessibilidade aos dados das estruturas considerando uma<text:s text:c="2"/>implementação feita em JAVA; </text:span></text:p>
      <text:p text:style-name="P52"><text:span text:style-name="T281">B. Faça o mesmo para a linguagem C; </text:span></text:p>
      <text:p text:style-name="P52"><text:span text:style-name="T282"/></text:p>
      <text:p text:style-name="P53"><text:span text:style-name="T283">C. Qual a conclusão que você tira sobre o acesso à memória pela indicação por ponteiro: Ela é<text:s text:c="2"/>constante ou linear? Como você justifica isto. (Sugestão: Use os resultados dos itens<text:s text:c="2"/>anteriores para justificar a sua resposta) </text:span></text:p>
      <text:p text:style-name="P54"><text:span text:style-name="T283">Estrutura de dados básica para o teste </text:span></text:p>
      <text:p text:style-name="P55"><text:span text:style-name="T283">L : Record </text:span></text:p>
      <text:p text:style-name="P56"><text:span text:style-name="T283">Nome : string[50]; </text:span></text:p>
      <text:p text:style-name="P57"><text:span text:style-name="T283">Idade: word; </text:span></text:p>
      <text:p text:style-name="P58"><text:span text:style-name="T283">Endereco:string[100]; </text:span></text:p>
      <text:p text:style-name="P58"><text:span text:style-name="T283">Número: word; </text:span></text:p>
      <text:p text:style-name="P59"><text:span text:style-name="T283">Complemento: string[15]; </text:span></text:p>
      <text:p text:style-name="P59"><text:span text:style-name="T283">CEP: word; </text:span></text:p>
      <text:p text:style-name="P60"><text:span text:style-name="T283">Prox : ^L; </text:span></text:p>
      <text:p text:style-name="P61"><text:span text:style-name="T283">End; </text:span></text:p>
      <text:p text:style-name="P62"><text:span text:style-name="T283">Fazer alocação aleatória de 100mil indivíduos L na lista. </text:span></text:p>
      <text:p text:style-name="P63"><text:span text:style-name="T283">Testar o acesso conforme a faixa de valores dos indivíduos na memória. Por exemplo, 100 buscas<text:s text:c="2"/>aleatórias nas faixas de 1 a 1000, 1001 a 2000, ..., 99001 a 200.000 </text:span></text:p>
      <text:p text:style-name="P63"><text:span text:style-name="T284"/></text:p>
      <text:p text:style-name="P63"><text:span text:style-name="T285">Solução:<text:line-break/><text:tab/><text:tab/></text:span><text:span text:style-name="T286">a) Java</text:span></text:p>
      <text:p text:style-name="P64"><draw:frame text:anchor-type="as-char" svg:width="87.84mm" svg:height="51.86mm" style:rel-width="scale" style:rel-height="scale"><draw:object-ole xlink:href="OleObj6"/><draw:image xlink:href="ObjectReplacements/OleObj6"/></draw:frame><text:span text:style-name="T288"><text:tab/><text:tab/>b)</text:span><draw:frame text:anchor-type="as-char" svg:width="83.08mm" svg:height="44.98mm" style:rel-width="scale" style:rel-height="scale"><draw:object-ole xlink:href="OleObj7"/><draw:image xlink:href="ObjectReplacements/OleObj7"/></draw:frame><text:span text:style-name="T288"><text:s/>C</text:span></text:p>
      <text:p text:style-name="P64"><text:span text:style-name="T289"><text:tab/><text:tab/></text:span><text:span text:style-name="T290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64"><text:span text:style-name="T291">12.<text:s/></text:span><text:span text:style-name="T292">[REPRESENRAÇÂO INFINITA] Considerando que números irracionais são de grande utilidade<text:s text:c="2"/>para diversas aplicações, considere representar os números<text:s/></text:span><text:span text:style-name="T293">√</text:span><text:span text:style-name="T294">n,<text:s/></text:span><text:span text:style-name="T295">onde<text:s/></text:span><text:span text:style-name="T296">n<text:s/></text:span><text:span text:style-name="T297">é primo, e os mais<text:s text:c="2"/>conhecidos</text:span><text:span text:style-name="T298">:<text:s/></text:span><text:span text:style-name="T299">π<text:s/></text:span><text:span text:style-name="T300">(pi) e<text:s/></text:span><text:span text:style-name="T301">e<text:s/></text:span><text:span text:style-name="T302">(neperiano). Desenvolva uma classe que permita calcular com dada precisão<text:s text:c="2"/>estes números. </text:span></text:p>
      <text:p text:style-name="P64"><text:span text:style-name="T302">import</text:span><text:span text:style-name="T303"><text:s/></text:span><text:span text:style-name="T304">java</text:span><text:span text:style-name="T305">.</text:span><text:span text:style-name="T306">util</text:span><text:span text:style-name="T307">.</text:span><text:span text:style-name="T308">Scanner</text:span><text:span text:style-name="T309">;</text:span><text:span text:style-name="T310"/></text:p>
      <text:p text:style-name="P64"><text:span text:style-name="T310">solução:</text:span></text:p>
      <text:p text:style-name="P65"><text:span text:style-name="T311">Estrutura-de-Dados/Questao 12/Pi.java</text:span></text:p>
      <text:p text:style-name="P65"><text:span text:style-name="T311">Estrutura-de-Dados/Questao 12/RaizN.java</text:span></text:p>
      <text:p text:style-name="P65"><text:span text:style-name="T311">Estrutura-de-Dados/Questao 12/Euler.java</text:span></text:p>
      <text:p text:style-name="P66"><text:span text:style-name="T312">public</text:span><text:span text:style-name="T313"><text:s/></text:span><text:span text:style-name="T314">class</text:span><text:span text:style-name="T315"><text:s/></text:span><text:span text:style-name="T316">Principal</text:span><text:span text:style-name="T317"><text:s/>{</text:span><text:span text:style-name="T318"/></text:p>
      <text:p text:style-name="P66"><text:span text:style-name="T319"><text:s text:c="4"/></text:span><text:span text:style-name="T320">public</text:span><text:span text:style-name="T321"><text:s/></text:span><text:span text:style-name="T322">static</text:span><text:span text:style-name="T323"><text:s/></text:span><text:span text:style-name="T324">void</text:span><text:span text:style-name="T325"><text:s/></text:span><text:span text:style-name="T326">main</text:span><text:span text:style-name="T327">(</text:span><text:span text:style-name="T328">String</text:span><text:span text:style-name="T329">[]<text:s/></text:span><text:span text:style-name="T330">args</text:span><text:span text:style-name="T331">) {</text:span><text:span text:style-name="T332"/></text:p>
      <text:p text:style-name="P66"><text:span text:style-name="T333"><text:s text:c="4"/></text:span><text:span text:style-name="T334"/></text:p>
      <text:p text:style-name="P66"><text:span text:style-name="T335"><text:s text:c="4"/></text:span><text:span text:style-name="T336">int</text:span><text:span text:style-name="T337"><text:s/></text:span><text:span text:style-name="T338">valor</text:span><text:span text:style-name="T339">;</text:span><text:span text:style-name="T340"/></text:p>
      <text:p text:style-name="P66"><text:span text:style-name="T341"><text:s text:c="4"/></text:span><text:span text:style-name="T342">Scanner</text:span><text:span text:style-name="T343"><text:s/></text:span><text:span text:style-name="T344">ler</text:span><text:span text:style-name="T345">=<text:s/></text:span><text:span text:style-name="T346">new</text:span><text:span text:style-name="T347"><text:s/></text:span><text:span text:style-name="T348">Scanner</text:span><text:span text:style-name="T349">(</text:span><text:span text:style-name="T350">System</text:span><text:span text:style-name="T351">.</text:span><text:span text:style-name="T352">in</text:span><text:span text:style-name="T353">);</text:span><text:span text:style-name="T354"/></text:p>
      <text:p text:style-name="P66"><text:span text:style-name="T355"><text:s text:c="4"/></text:span><text:span text:style-name="T356">valor</text:span><text:span text:style-name="T357"><text:s/>=<text:s/></text:span><text:span text:style-name="T358">ler</text:span><text:span text:style-name="T359">.</text:span><text:span text:style-name="T360">nextInt</text:span><text:span text:style-name="T361">();</text:span><text:span text:style-name="T362"/></text:p>
      <text:p text:style-name="P66"><text:span text:style-name="T362"/></text:p>
      <text:p text:style-name="P66"><text:span text:style-name="T363"><text:s text:c="4"/></text:span><text:span text:style-name="T364">Pi</text:span><text:span text:style-name="T365"><text:s/></text:span><text:span text:style-name="T366">pi</text:span><text:span text:style-name="T367"><text:s/>=<text:s/></text:span><text:span text:style-name="T368">new</text:span><text:span text:style-name="T369"><text:s/></text:span><text:span text:style-name="T370">Pi</text:span><text:span text:style-name="T371">();</text:span><text:span text:style-name="T372"/></text:p>
      <text:p text:style-name="P66"><text:span text:style-name="T373"><text:s text:c="4"/></text:span><text:span text:style-name="T374">pi</text:span><text:span text:style-name="T375">.</text:span><text:span text:style-name="T376">calculoPi</text:span><text:span text:style-name="T377">(</text:span><text:span text:style-name="T378">valor</text:span><text:span text:style-name="T379">);</text:span><text:span text:style-name="T380"/></text:p>
      <text:p text:style-name="P66"><text:span text:style-name="T380"/></text:p>
      <text:p text:style-name="P66"><text:span text:style-name="T381"><text:s text:c="4"/></text:span><text:span text:style-name="T382">Euler</text:span><text:span text:style-name="T383"><text:s/></text:span><text:span text:style-name="T384">e</text:span><text:span text:style-name="T385"><text:s/>=<text:s/></text:span><text:span text:style-name="T386">new</text:span><text:span text:style-name="T387"><text:s/></text:span><text:span text:style-name="T388">Euler</text:span><text:span text:style-name="T389">();</text:span><text:span text:style-name="T390"/></text:p>
      <text:p text:style-name="P66"><text:span text:style-name="T391"><text:s text:c="4"/></text:span><text:span text:style-name="T392">e</text:span><text:span text:style-name="T393">.</text:span><text:span text:style-name="T394">calculoEuler</text:span><text:span text:style-name="T395">(</text:span><text:span text:style-name="T396">valor</text:span><text:span text:style-name="T397">);</text:span><text:span text:style-name="T398"/></text:p>
      <text:p text:style-name="P66"><text:span text:style-name="T398"/></text:p>
      <text:p text:style-name="P66"><text:span text:style-name="T399"><text:s text:c="4"/></text:span><text:span text:style-name="T400">RaizN</text:span><text:span text:style-name="T401"><text:s/></text:span><text:span text:style-name="T402">r</text:span><text:span text:style-name="T403"><text:s/>=<text:s/></text:span><text:span text:style-name="T404">new</text:span><text:span text:style-name="T405"><text:s/></text:span><text:span text:style-name="T406">RaizN</text:span><text:span text:style-name="T407">();</text:span><text:span text:style-name="T408"/></text:p>
      <text:p text:style-name="P66"><text:span text:style-name="T409"><text:s text:c="4"/></text:span><text:span text:style-name="T410">r</text:span><text:span text:style-name="T411">.</text:span><text:span text:style-name="T412">calcularRaiz</text:span><text:span text:style-name="T413">(</text:span><text:span text:style-name="T414">valor</text:span><text:span text:style-name="T415">);</text:span><text:span text:style-name="T416"/></text:p>
      <text:p text:style-name="P66"><text:span text:style-name="T416"/></text:p>
      <text:p text:style-name="P66"><text:span text:style-name="T417">}</text:span><text:span text:style-name="T418"/></text:p>
      <text:p text:style-name="P66"><text:span text:style-name="T419">}</text:span><text:span text:style-name="T420"/></text:p>
      <text:p text:style-name="P67"><text:span text:style-name="T421">13.<text:s/></text:span><text:span text:style-name="T422">[MÁQUINA DE CALCULAR INFINITA] Tendo realizado a máquina de calcular em notação<text:s text:c="2"/>poloneza, agora permita fazer operações de inversão, logaritmo e exponenciais, além das básicas de<text:s text:c="2"/>somar, subtrair, multiplicar, dividir, percentual e mudança de sinal. <text:line-break/><text:line-break/>Solução:<text:line-break/><text:tab/></text:span><text:span text:style-name="T423">Aquivo solução: Estrutura-de-Dados/Questao 13/CalculadoraPolonesaAvançada.cs</text:span></text:p>
      <text:p text:style-name="P68"><text:span text:style-name="T424">14.<text:s/></text:span><text:span text:style-name="T425">[PRODUÇÃO DE POTES] Suponha que uma fábrica produz potes de plástico com tampas<text:s text:c="2"/>coloridas (vermelhas, verdes e azuis). Um funcionário da linha de montagem monta 100 potes por<text:s text:c="2"/>dia. No início do dia ele recebe a ordem de serviço, que contém o número de potes a montar de cada<text:s text:c="2"/>cor. Outro funcionário monta kits com potes de três cores diferentes. Especifique as estruturas de<text:s text:c="2"/>dados para os tipos de potes e kits, e implemente uma aplicação que represente o processo de<text:s text:c="2"/>montagem dos kits. </text:span></text:p>
      <text:p text:style-name="P68"><text:span text:style-name="T426">Foi feita a criação de duas pilhas onde uma está armazenada a quantidade de potes montados de forma ordenada: vermelho, verde e azul, criada pelo funcionário I.</text:span><text:span text:style-name="T427"/></text:p>
      <text:p text:style-name="P69"><text:span text:style-name="T428">Aquivo solução: Estrutura-de-Dados/Questao 14/Questao14.java</text:span></text:p>
      <text:p text:style-name="P69"><text:span text:style-name="T428">public class Questao14 {</text:span></text:p>
      <text:p text:style-name="P69"><text:span text:style-name="T428"><text:s text:c="4"/></text:span></text:p>
      <text:p text:style-name="P69"><text:span text:style-name="T428"/></text:p>
      <text:p text:style-name="P69"><text:span text:style-name="T428"><text:s text:c="4"/>public static void main(String[] args) {</text:span></text:p>
      <text:p text:style-name="P69"><text:span text:style-name="T428"><text:s text:c="4"/></text:span></text:p>
      <text:p text:style-name="P69"><text:span text:style-name="T428"><text:s text:c="4"/>int [] red, green, blue;</text:span></text:p>
      <text:p text:style-name="P69"><text:span text:style-name="T428"><text:s text:c="4"/></text:span></text:p>
      <text:p text:style-name="P69"><text:span text:style-name="T428"><text:s text:c="4"/>Pilha potes = new Pilha(100);</text:span></text:p>
      <text:p text:style-name="P69"><text:span text:style-name="T428"><text:s text:c="4"/>Pilha2 kits = new Pilha2(100);</text:span></text:p>
      <text:p text:style-name="P69"><text:span text:style-name="T428"/></text:p>
      <text:p text:style-name="P69"><text:span text:style-name="T428"/></text:p>
      <text:p text:style-name="P69"><text:span text:style-name="T428"><text:s text:c="4"/>//funcionario que monta os potes de tres cores</text:span></text:p>
      <text:p text:style-name="P69"><text:span text:style-name="T428"><text:s text:c="4"/>System.out.println("Produção Funcionario I: ");</text:span></text:p>
      <text:p text:style-name="P69"><text:span text:style-name="T428"><text:s text:c="4"/>for(int aux=1; aux&lt;30; aux++){</text:span></text:p>
      <text:p text:style-name="P69"><text:span text:style-name="T428"><text:s text:c="8"/>potes.push("Pote vermelho "+ aux);</text:span></text:p>
      <text:p text:style-name="P69"><text:span text:style-name="T428"><text:s text:c="8"/>red = new int[aux];</text:span></text:p>
      <text:p text:style-name="P69"><text:span text:style-name="T428"><text:s text:c="4"/>}</text:span></text:p>
      <text:p text:style-name="P69"><text:span text:style-name="T428"/></text:p>
      <text:p text:style-name="P69"><text:span text:style-name="T428"/></text:p>
      <text:p text:style-name="P69"><text:span text:style-name="T428"><text:s text:c="4"/></text:span></text:p>
      <text:p text:style-name="P69"><text:span text:style-name="T428"><text:s text:c="4"/>for(int aux2=30; aux2&lt; 55; aux2++){</text:span></text:p>
      <text:p text:style-name="P69"><text:span text:style-name="T428"><text:s text:c="8"/>potes.push("Pote Verde "+aux2);</text:span></text:p>
      <text:p text:style-name="P69"><text:span text:style-name="T428"><text:s text:c="8"/>green = new int[aux2];</text:span></text:p>
      <text:p text:style-name="P69"><text:span text:style-name="T428"><text:s text:c="4"/>}</text:span></text:p>
      <text:p text:style-name="P69"><text:span text:style-name="T428"/></text:p>
      <text:p text:style-name="P69"><text:span text:style-name="T428"><text:s text:c="4"/>for(int aux3=55; aux3&lt;=100; aux3++){</text:span></text:p>
      <text:p text:style-name="P69"><text:span text:style-name="T428"><text:s text:c="8"/>potes.push("Pote Azul "+aux3);</text:span></text:p>
      <text:p text:style-name="P69"><text:span text:style-name="T428"><text:s text:c="8"/>blue = new int[aux3];</text:span></text:p>
      <text:p text:style-name="P69"><text:span text:style-name="T428"><text:s text:c="4"/>}</text:span></text:p>
      <text:p text:style-name="P69"><text:span text:style-name="T428"/></text:p>
      <text:p text:style-name="P69"><text:span text:style-name="T428"><text:s text:c="4"/>potes.show();</text:span></text:p>
      <text:p text:style-name="P69"><text:span text:style-name="T428"/></text:p>
      <text:p text:style-name="P69"><text:span text:style-name="T428"/></text:p>
      <text:p text:style-name="P69"><text:span text:style-name="T428"><text:s text:c="4"/>//funcionario que monta os kits com tres potes</text:span></text:p>
      <text:p text:style-name="P69"><text:span text:style-name="T428"><text:s text:c="4"/>System.out.println("Produção Funcionario II: ");</text:span></text:p>
      <text:p text:style-name="P69"><text:span text:style-name="T428"><text:s text:c="4"/></text:span></text:p>
      <text:p text:style-name="P69"><text:span text:style-name="T428"><text:s text:c="4"/>//Incompleta</text:span></text:p>
      <text:p text:style-name="P69"><text:span text:style-name="T428"/></text:p>
      <text:p text:style-name="P69"><text:span text:style-name="T428"><text:s text:c="4"/>kits.show();</text:span></text:p>
      <text:p text:style-name="P69"><text:span text:style-name="T428"><text:s/>}</text:span></text:p>
      <text:p text:style-name="P69"><text:span text:style-name="T428">}</text:span></text:p>
      <text:p text:style-name="P70"><text:span text:style-name="T429"/></text:p>
      <text:p text:style-name="P71"><text:span text:style-name="T430">15.<text:s/></text:span><text:span text:style-name="T431">[PREPARANDO UM CALENDÁRIO DE PROVAS] Numa faculdade os alunos do curso de<text:s text:c="2"/>computação fazem disciplinas nos centros de Física, Matemática e Computação. Na Física existem<text:s text:c="2"/>3 disciplinas, na Matemática existem 4 disciplinas e na Computação existem 8 disciplinas. Haverá<text:s text:c="2"/>prova na faculdade de todas as disciplinas e é necessário fazer um calendário de provas ao longo de<text:s text:c="2"/>uma semana com cinco dias úteis e um turno de provas sendo até duas provas de 2h por turno, e </text:span></text:p>
      <text:p text:style-name="P72"><text:span text:style-name="T432"/></text:p>
      <text:p text:style-name="P73"><text:span text:style-name="T433">intervalo de 20min entre provas. Considerando que as salas de aula da universidade têm 40 lugares,<text:s text:c="2"/>e que há 401 alunos dos quais nenhum deles faz mais que cinco disciplinas. Utilizando suas<text:s text:c="2"/>implementações, prepare um conjunto de dados de alunos aleatoriamente que frequenta um conjunto<text:s text:c="2"/>de disciplinas em conformidade com os limites estabelecidos e prepare um calendário de provas<text:s text:c="2"/>que atenda aos alunos e à oferta de lugares nas salas de aula. </text:span></text:p>
      <text:p text:style-name="P74"><text:span text:style-name="T434"/></text:p>
      <text:p text:style-name="P74"><text:span text:style-name="T435">16.<text:s/></text:span><text:span text:style-name="T436">Considerando que se deseja usar o método radix-sort sobre um conjunto de dados em um arquivo<text:s text:c="2"/>texto no formato alfanumérico, cujo único campo tem tamanho máximo desconhecido, descreva um<text:s text:c="2"/>procedimento radix considerando que cada dado será convertido em formato hexadecimal<text:s text:c="2"/>equivalente em seguida resolvida a ordenação, por fim transformado-se de volta para o formato<text:s text:c="2"/>original do arquivo ordenado. Gere um exemplo com um arquivo texto incluindo 100 dados<text:s text:c="2"/>aleatórios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